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_20__28_user_29_">
      <style:paragraph-properties fo:margin-top="0in" fo:margin-bottom="0in" loext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_20__28_user_29_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_20__28_user_29_">
      <style:paragraph-properties fo:margin-top="0in" fo:margin-bottom="0in" loext:contextual-spacing="false" fo:line-height="150%" fo:text-align="start" style:justify-single-word="false">
        <style:tab-stops>
          <style:tab-stop style:position="3.7398in"/>
          <style:tab-stop style:position="4.9165in"/>
        </style:tab-stops>
      </style:paragraph-properties>
      <style:text-properties style:font-name="Times New Roman" fo:font-size="14pt" style:font-size-asian="14pt" style:font-size-complex="14pt"/>
    </style:style>
    <style:style style:name="P4" style:family="paragraph" style:parent-style-name="Text_20_body_20__28_user_29_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rsid="00027319" officeooo:paragraph-rsid="0004169f" style:font-size-asian="14pt" style:font-weight-asian="bold" style:font-size-complex="14pt" style:font-weight-complex="bold"/>
    </style:style>
    <style:style style:name="P5" style:family="paragraph" style:parent-style-name="Heading_20_2">
      <style:paragraph-properties fo:margin-top="0.1575in" fo:margin-bottom="0.139in" loext:contextual-spacing="false" fo:line-height="150%" fo:text-align="center" style:justify-single-word="false"/>
      <style:text-properties fo:text-transform="uppercase" fo:color="#000000" style:font-name="Times New Roman" fo:font-size="14pt" style:font-size-asian="14pt" style:font-size-complex="14pt"/>
    </style:style>
    <style:style style:name="P6" style:family="paragraph" style:parent-style-name="Heading_20_3">
      <style:paragraph-properties fo:margin-top="0.1575in" fo:margin-bottom="0.139in" loext:contextual-spacing="false" fo:line-height="150%" fo:text-align="center" style:justify-single-word="false"/>
      <style:text-properties fo:text-transform="uppercase" fo:color="#000000"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_20__28_user_29_">
      <style:paragraph-properties fo:margin-top="0in" fo:margin-bottom="0in" loext:contextual-spacing="false" fo:line-height="150%" fo:text-align="center" style:justify-single-word="false"/>
      <style:text-properties style:font-name="Times New Roman" fo:font-size="14pt" officeooo:rsid="00027319" officeooo:paragraph-rsid="00027319" style:font-size-asian="14pt" style:font-size-complex="14pt"/>
    </style:style>
    <style:style style:name="P8" style:family="paragraph" style:parent-style-name="Text_20_body_20__28_user_29_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size="14pt" style:font-size-asian="14pt" style:font-size-complex="14pt"/>
    </style:style>
    <style:style style:name="P9" style:family="paragraph" style:parent-style-name="Text_20_body_20__28_user_29_">
      <style:paragraph-properties fo:margin-top="0in" fo:margin-bottom="0in" loext:contextual-spacing="false" fo:line-height="150%" fo:text-align="start" style:justify-single-word="false"/>
      <style:text-properties fo:color="#000000" style:font-name="Times New Roman" fo:font-size="14pt" officeooo:rsid="0004169f" officeooo:paragraph-rsid="0004169f" style:font-size-asian="14pt" style:font-size-complex="14pt"/>
    </style:style>
    <style:style style:name="P10" style:family="paragraph" style:parent-style-name="Text_20_body_20__28_user_29_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size="14pt" officeooo:rsid="0004169f" officeooo:paragraph-rsid="0004169f" style:font-size-asian="14pt" style:font-size-complex="14pt"/>
    </style:style>
    <style:style style:name="P11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style:font-name="Times New Roman" fo:font-size="14pt" style:font-size-asian="14pt" style:font-size-complex="14pt"/>
    </style:style>
    <style:style style:name="P12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officeooo:rsid="00027319"/>
    </style:style>
    <style:style style:name="T3" style:family="text">
      <style:text-properties fo:color="#000000" officeooo:rsid="0004169f"/>
    </style:style>
    <style:style style:name="T4" style:family="text">
      <style:text-properties officeooo:rsid="0004169f"/>
    </style:style>
    <style:style style:name="T5" style:family="text">
      <style:text-properties officeooo:rsid="0004a4cc"/>
    </style:style>
    <style:style style:name="T6" style:family="text">
      <style:text-properties officeooo:rsid="00065eb0"/>
    </style:style>
    <style:style style:name="T7" style:family="text">
      <style:text-properties style:font-name="Times New Roman" fo:font-size="14pt" style:font-size-asian="14pt" style:font-size-complex="14pt"/>
    </style:style>
    <style:style style:name="gr1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-start text:name="__RefHeading__1108_1177133329"/>Министерство образования и науки российской федерации<text:bookmark-end text:name="__RefHeading__1108_1177133329"/></text:h>
      <text:h text:style-name="P6" text:outline-level="3"><text:bookmark-start text:name="__RefHeading__986_1177133329"/>Федеральное государственное автономное образовательное учреждение высшего образования<text:bookmark-end text:name="__RefHeading__986_1177133329"/></text:h>
      <text:h text:style-name="P5" text:outline-level="2"><text:bookmark-start text:name="__RefHeading__988_1177133329"/>Санкт-Петербургский национальный исследовательский университет информационных технологий, механики и оптики<text:bookmark-end text:name="__RefHeading__988_1177133329"/></text:h>
      <text:p text:style-name="P1"/>
      <text:p text:style-name="P2"><text:bookmark-start text:name="__RefHeading__1110_1177133329"/><text:span text:style-name="T1">Кафедра </text:span><text:span text:style-name="T3">С</text:span><text:span text:style-name="T1">истем </text:span><text:span text:style-name="T3">У</text:span><text:span text:style-name="T1">правления и </text:span><text:span text:style-name="T3">И</text:span><text:span text:style-name="T1">нформатики <text:tab/><text:tab/><text:tab/></text:span><text:span text:style-name="T2">Группа</text:span><text:span text:style-name="T3">:</text:span><text:span text:style-name="T2"> P4135</text:span><text:bookmark-end text:name="__RefHeading__1110_1177133329"/></text:p>
      <text:p text:style-name="P1"/>
      <text:p text:style-name="P1"/>
      <text:p text:style-name="P7">Отчет о научно-исследовательско<text:span text:style-name="T6">й</text:span> работе</text:p>
      <text:p text:style-name="P4"><text:span text:style-name="T4">Методы т</text:span>ехническо<text:span text:style-name="T5">го</text:span> зрени<text:span text:style-name="T5">я</text:span> в системах управления </text:p>
      <text:p text:style-name="P4">мобильными объектами</text:p>
      <text:p text:style-name="P8"/>
      <text:p text:style-name="P9"><draw:frame text:anchor-type="paragraph" draw:z-index="0" draw:name="Shape1" draw:style-name="gr1" draw:text-style-name="P12" svg:width="2.4807in" svg:height="0.2587in" svg:x="2.5953in" svg:y="0.0126in"><draw:text-box><text:p><text:span text:style-name="T7">Артемов К. А.</text:span></text:p></draw:text-box></draw:frame>Автор:<text:tab/><text:tab/><text:tab/><text:tab/>____________________________ <text:s/>(подпись)</text:p>
      <text:p text:style-name="P9"><draw:frame text:anchor-type="paragraph" draw:z-index="1" draw:name="Shape1" draw:style-name="gr1" draw:text-style-name="P12" svg:width="2.4807in" svg:height="0.2587in" svg:x="2.5701in" svg:y="0.0098in"><draw:text-box><text:p><text:span text:style-name="T7">Капитонов А. А.</text:span></text:p></draw:text-box></draw:frame>Руководитель:<text:tab/><text:tab/><text:tab/>____________________________ <text:s/>(подпись)</text:p>
      <text:p text:style-name="P9"><draw:frame text:anchor-type="paragraph" draw:z-index="2" draw:name="Shape1" draw:style-name="gr1" draw:text-style-name="P12" svg:width="2.4807in" svg:height="0.2587in" svg:x="2.5457in" svg:y="0.0071in"><draw:text-box><text:p><text:span text:style-name="T7">Быстров С. В.</text:span></text:p></draw:text-box></draw:frame>Ответственный за НИР: <text:tab/>____________________________ <text:s/>(подпись)</text:p>
      <text:p text:style-name="P9"/>
      <text:p text:style-name="P9"/>
      <text:p text:style-name="P9"/>
      <text:p text:style-name="P9">Работа выполнена с оценкой: <text:tab/><text:tab/><text:tab/><text:tab/>_________________</text:p>
      <text:p text:style-name="P9"/>
      <text:p text:style-name="P10"/>
      <text:p text:style-name="P10"/>
      <text:p text:style-name="P10"/>
      <text:p text:style-name="P10"/>
      <text:p text:style-name="P3"><text:span text:style-name="T1">«___» ____________ </text:span><text:span text:style-name="T3">2017 г.<text:tab/> <text:s text:c="6"/>Санкт-Петербург, 2017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andard_20__28_user_29_" style:display-name="Standard (user)" style:family="paragraph" style:default-outline-level="1" style:list-style-name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c" style:family="text" style:parent-style-name="Default_20_Paragraph_20_Font"/>
    <style:style style:name="p" style:family="text" style:parent-style-name="Default_20_Paragraph_20_Font"/>
    <style:style style:name="o" style:family="text" style:parent-style-name="Default_20_Paragraph_20_Font"/>
    <style:style style:name="kt" style:family="text" style:parent-style-name="Default_20_Paragraph_20_Font"/>
    <style:style style:name="n" style:family="text" style:parent-style-name="Default_20_Paragraph_20_Font"/>
    <style:style style:name="nf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4:17:00</meta:creation-date>
    <meta:initial-creator>John Wagnus</meta:initial-creator>
    <dc:language>en-US</dc:language>
    <dc:date>2017-01-24T22:19:32.250675487</dc:date>
    <meta:editing-cycles>99</meta:editing-cycles>
    <meta:editing-duration>PT8H23M10S</meta:editing-duration>
    <meta:generator>LibreOffice/5.1.4.2$Linux_X86_64 LibreOffice_project/10m0$Build-2</meta:generator>
    <meta:document-statistic meta:table-count="0" meta:image-count="0" meta:object-count="0" meta:page-count="1" meta:paragraph-count="12" meta:word-count="64" meta:character-count="682" meta:non-whitespace-character-count="606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